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eral data j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max lim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helper_upload_problem: short aliases for protocols</text:p>
          </table:table-cell>
          <table:table-cell table:number-columns-repeated="2"/>
        </table:table-row>
        <table:table-row table:style-name="ro1" table:number-rows-repeated="104834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6 Sheet1.C168:Sheet1.C171 Sheet1.C173:Sheet1.C174 Sheet1.C108:Sheet1.C133 Sheet1.C177:Sheet1.C224 Sheet1.C226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8:Sheet1.C158 Sheet1.C162:Sheet1.C162 Sheet1.C164:Sheet1.C164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1:Sheet1.C161 Sheet1.C163:Sheet1.C163 Sheet1.C165:Sheet1.C16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2:Sheet1.C17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6:Sheet1.C1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5:Sheet1.C2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2">00/00/0000</text:date>, <text:time style:data-style-name="N2" text:time-value="18:27:45.9420985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2T01:47:14.845588681</dc:date>
    <meta:editing-duration>P4DT16H39M10S</meta:editing-duration>
    <meta:editing-cycles>286</meta:editing-cycles>
    <meta:generator>LibreOffice/7.3.1.3$Linux_X86_64 LibreOffice_project/30$Build-3</meta:generator>
    <meta:document-statistic meta:table-count="1" meta:cell-count="957" meta:object-count="0"/>
  </office:meta>
</office:document-meta>
</file>